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9c14" officeooo:paragraph-rsid="000b9c14"/>
    </style:style>
    <style:style style:name="P2" style:family="paragraph" style:parent-style-name="Standard">
      <style:text-properties officeooo:rsid="000a50b1" officeooo:paragraph-rsid="000a50b1"/>
    </style:style>
    <style:style style:name="P3" style:family="paragraph" style:parent-style-name="Standard">
      <style:text-properties fo:font-weight="normal" officeooo:rsid="000a50b1" officeooo:paragraph-rsid="000a50b1" style:font-weight-asian="normal" style:font-weight-complex="normal"/>
    </style:style>
    <style:style style:name="P4" style:family="paragraph" style:parent-style-name="Standard">
      <style:text-properties fo:font-weight="normal" officeooo:rsid="000b9c14" officeooo:paragraph-rsid="000b9c14" style:font-weight-asian="normal" style:font-weight-complex="normal"/>
    </style:style>
    <style:style style:name="P5" style:family="paragraph" style:parent-style-name="Standard">
      <style:text-properties fo:font-weight="normal" officeooo:rsid="000c7ca9" officeooo:paragraph-rsid="000c7ca9" style:font-weight-asian="normal" style:font-weight-complex="normal"/>
    </style:style>
    <style:style style:name="P6" style:family="paragraph" style:parent-style-name="Standard">
      <style:text-properties fo:font-weight="normal" officeooo:rsid="000e44ae" officeooo:paragraph-rsid="000e44ae" style:font-weight-asian="normal" style:font-weight-complex="normal"/>
    </style:style>
    <style:style style:name="P7" style:family="paragraph" style:parent-style-name="Standard">
      <style:text-properties fo:font-weight="normal" officeooo:rsid="00111236" officeooo:paragraph-rsid="00111236" style:font-weight-asian="normal" style:font-weight-complex="normal"/>
    </style:style>
    <style:style style:name="P8" style:family="paragraph" style:parent-style-name="Standard">
      <style:text-properties officeooo:paragraph-rsid="00111236"/>
    </style:style>
    <style:style style:name="P9" style:family="paragraph" style:parent-style-name="Standard">
      <style:text-properties fo:font-weight="normal" officeooo:rsid="000a50b1" officeooo:paragraph-rsid="000c7ca9" style:font-weight-asian="normal" style:font-weight-complex="normal"/>
    </style:style>
    <style:style style:name="P10" style:family="paragraph" style:parent-style-name="Standard">
      <style:text-properties fo:font-weight="normal" officeooo:rsid="000fb787" officeooo:paragraph-rsid="000fb787" style:font-weight-asian="normal" style:font-weight-complex="normal"/>
    </style:style>
    <style:style style:name="P11" style:family="paragraph" style:parent-style-name="Standard">
      <style:text-properties fo:font-weight="normal" officeooo:rsid="000fb787" officeooo:paragraph-rsid="0011123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c7ca9"/>
    </style:style>
    <style:style style:name="T4" style:family="text">
      <style:text-properties fo:font-weight="normal" officeooo:rsid="0011123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nitoramento das posições dos ônibus em tempo real</text:p>
      <text:p text:style-name="P2"># introdução</text:p>
      <text:p text:style-name="P2"/>
      <text:p text:style-name="P2"># <text:span text:style-name="T1">Tecnologias </text:span><text:span text:style-name="T2">útilizadas</text:span></text:p>
      <text:p text:style-name="P3"/>
      <text:p text:style-name="P4"># Requisitos</text:p>
      <text:p text:style-name="P4">## Requisitos Funcionais</text:p>
      <text:p text:style-name="P5">RF1 – Coletar posições dos ônibus em tempo real</text:p>
      <text:p text:style-name="P5">RF2 – Calcular velocidade média de cada ônibus </text:p>
      <text:p text:style-name="P5">RF3 – Calcular velocidade média de cada linha </text:p>
      <text:p text:style-name="P5">RF4 – Calcular total de ônibus em operação</text:p>
      <text:p text:style-name="P5">RF5 – Filtrar dados por linha via parâmetro externo</text:p>
      <text:p text:style-name="P5">RF6 – Visualisar dados em dashboard</text:p>
      <text:p text:style-name="P5"/>
      <text:p text:style-name="P4">## Requisitos não funicionais,</text:p>
      <text:p text:style-name="P4">RNF1 – <text:span text:style-name="T3">Atualizações devem ser processadas em, no máximo 10 segudos</text:span></text:p>
      <text:p text:style-name="P5">RNF2 – O sistema deve rodar em docker compose (Alta dismponibilidade)</text:p>
      <text:p text:style-name="P5">RNF3- O Kafa deve suportar o aumento de volume de veículos, frequência de coleta e número de consumdores</text:p>
      <text:p text:style-name="P6">RNF4 – Os dados transmitidos devem manter precisão, consistência e estrutura válida do inínio ao fim do processamento</text:p>
      <text:p text:style-name="P5"/>
      <text:p text:style-name="P3"/>
      <text:p text:style-name="P3"># Arquitetura da solução</text:p>
      <text:p text:style-name="P6">## Cálculo de volumetria</text:p>
      <text:p text:style-name="P7">## Diagrama de classe</text:p>
      <text:p text:style-name="P8"><text:span text:style-name="T4">## </text:span>Diagrama de Arquitetura de Streaming com Kafka (DFD + EDA)</text:p>
      <text:p text:style-name="P3"/>
      <text:p text:style-name="P9"/>
      <text:p text:style-name="P3">------------------------------------------------------------------------------------------------------------------------</text:p>
      <text:p text:style-name="P10">1- Elaborar texto com os requistos do projetos</text:p>
      <text:p text:style-name="P10">2- Preparação do ambiente (Preparar o docker compose para conectar o apache kafka e ksql)</text:p>
      <text:p text:style-name="P10">3 – Conectar na API da sptrans</text:p>
      <text:p text:style-name="P10">4 – Preparar o consumidor kafka para receber a API da Sptrans</text:p>
      <text:p text:style-name="P11">5 – <text:s/>Pesquisar e prepara um diagrama que represente um fluxo de projeto do apache kafka </text:p>
      <text:p text:style-name="P11">6 – <text:s/>Preparar diagrama de classe</text:p>
      <text:p text:style-name="P10">7 – Explorar as consultas no KSQL</text:p>
      <text:p text:style-name="P10">8 – Preparar o dashboard</text:p>
      <text:p text:style-name="P10">9 – gravar vídeo</text:p>
      <text:p text:style-name="P10">10 - <text:s text:c="2"/>Atualizar texto com os requistos do projetos , caso seja necessário</text:p>
      <text:p text:style-name="P10">11 – Públicar no linkedin</text:p>
      <text:p text:style-name="P10">12 – Públicar no blog</text:p>
      <text:p text:style-name="P10">13 – Fazer readme.md para o githu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11-09T16:20:50.160027347</dc:date>
    <meta:editing-duration>PT10H17M11S</meta:editing-duration>
    <meta:editing-cycles>4</meta:editing-cycles>
    <meta:document-statistic meta:table-count="0" meta:image-count="0" meta:object-count="0" meta:page-count="1" meta:paragraph-count="34" meta:word-count="243" meta:character-count="1600" meta:non-whitespace-character-count="1365"/>
  </office:meta>
</office:document-meta>
</file>